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Times New Roman" svg:font-family="'Times New Roman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2" style:family="table">
      <style:table-properties style:width="12.991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9.4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ACIAmemoryMap" style:family="table">
      <style:table-properties style:width="12.806cm" table:align="left"/>
    </style:style>
    <style:style style:name="ACIAmemoryMap.A" style:family="table-column">
      <style:table-column-properties style:column-width="1.508cm"/>
    </style:style>
    <style:style style:name="ACIAmemoryMap.B" style:family="table-column">
      <style:table-column-properties style:column-width="1.402cm"/>
    </style:style>
    <style:style style:name="ACIAmemoryMap.C" style:family="table-column">
      <style:table-column-properties style:column-width="1.588cm"/>
    </style:style>
    <style:style style:name="ACIAmemoryMap.D" style:family="table-column">
      <style:table-column-properties style:column-width="3.704cm"/>
    </style:style>
    <style:style style:name="ACIAmemoryMap.E" style:family="table-column">
      <style:table-column-properties style:column-width="4.604cm"/>
    </style:style>
    <style:style style:name="ACIAmemoryMap.A1" style:family="table-cell">
      <style:table-cell-properties fo:padding="0.097cm" fo:border-left="0.05pt solid #000000" fo:border-right="none" fo:border-top="0.05pt solid #000000" fo:border-bottom="0.05pt solid #000000"/>
    </style:style>
    <style:style style:name="ACIAmemoryMap.E1" style:family="table-cell">
      <style:table-cell-properties fo:padding="0.097cm" fo:border="0.05pt solid #000000"/>
    </style:style>
    <style:style style:name="ACIAmemoryMap.A2" style:family="table-cell">
      <style:table-cell-properties fo:padding="0.097cm" fo:border-left="0.05pt solid #000000" fo:border-right="none" fo:border-top="none" fo:border-bottom="0.05pt solid #000000"/>
    </style:style>
    <style:style style:name="ACIAmemoryMap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61cm" table:align="left" style:may-break-between-rows="fals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2.514cm"/>
    </style:style>
    <style:style style:name="Table1.F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ab578" officeooo:paragraph-rsid="001ab578"/>
    </style:style>
    <style:style style:name="P2" style:family="paragraph" style:parent-style-name="Text_20_body">
      <style:text-properties officeooo:rsid="001e186d" officeooo:paragraph-rsid="001e43c3"/>
    </style:style>
    <style:style style:name="P3" style:family="paragraph" style:parent-style-name="Text_20_body">
      <style:text-properties officeooo:rsid="001faa71" officeooo:paragraph-rsid="001faa71"/>
    </style:style>
    <style:style style:name="P4" style:family="paragraph" style:parent-style-name="Subtitle">
      <style:text-properties officeooo:rsid="001ab578" officeooo:paragraph-rsid="001ab578"/>
    </style:style>
    <style:style style:name="P5" style:family="paragraph" style:parent-style-name="Title">
      <style:text-properties officeooo:rsid="001ab578" officeooo:paragraph-rsid="001ab578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2pt" officeooo:paragraph-rsid="001e43c3" style:font-size-asian="12pt" style:font-size-complex="12pt"/>
    </style:style>
    <style:style style:name="P13" style:family="paragraph" style:parent-style-name="Heading">
      <style:text-properties officeooo:rsid="001c78bd" officeooo:paragraph-rsid="001c78bd"/>
    </style:style>
    <style:style style:name="P14" style:family="paragraph" style:parent-style-name="Heading">
      <style:text-properties officeooo:rsid="001faa71" officeooo:paragraph-rsid="001faa71"/>
    </style:style>
    <style:style style:name="P15" style:family="paragraph" style:parent-style-name="Table_20_Contents">
      <style:paragraph-properties fo:text-align="center" style:justify-single-word="false"/>
      <style:text-properties officeooo:rsid="001c78bd" officeooo:paragraph-rsid="001c78bd"/>
    </style:style>
    <style:style style:name="P16" style:family="paragraph" style:parent-style-name="Table_20_Contents">
      <style:paragraph-properties fo:text-align="start" style:justify-single-word="false"/>
      <style:text-properties officeooo:rsid="001c78bd" officeooo:paragraph-rsid="001c78b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1e186d" officeooo:paragraph-rsid="001e186d" style:font-size-asian="12pt" style:font-size-complex="12pt"/>
    </style:style>
    <style:style style:name="P18" style:family="paragraph" style:parent-style-name="Table_20_Contents">
      <style:text-properties officeooo:rsid="001faa71" officeooo:paragraph-rsid="001faa71"/>
    </style:style>
    <style:style style:name="P19" style:family="paragraph" style:parent-style-name="Table_20_Contents">
      <style:paragraph-properties fo:text-align="center" style:justify-single-word="false"/>
      <style:text-properties officeooo:rsid="001faa71" officeooo:paragraph-rsid="001faa71"/>
    </style:style>
    <style:style style:name="P20" style:family="paragraph" style:parent-style-name="Table_20_Contents">
      <style:paragraph-properties fo:text-align="center" style:justify-single-word="false"/>
      <style:text-properties officeooo:rsid="001faa71" officeooo:paragraph-rsid="001faa71" style:text-overline-style="solid" style:text-overline-width="auto" style:text-overline-color="font-color"/>
    </style:style>
    <style:style style:name="P21" style:family="paragraph" style:parent-style-name="Table_20_Heading">
      <style:text-properties officeooo:rsid="001c78bd" officeooo:paragraph-rsid="001c78bd"/>
    </style:style>
    <style:style style:name="P22" style:family="paragraph" style:parent-style-name="Table_20_Heading">
      <style:text-properties officeooo:rsid="001e186d" officeooo:paragraph-rsid="001e186d"/>
    </style:style>
    <style:style style:name="P23" style:family="paragraph" style:parent-style-name="Table_20_Heading">
      <style:text-properties officeooo:rsid="001faa71" officeooo:paragraph-rsid="001faa71"/>
    </style:style>
    <style:style style:name="P24" style:family="paragraph" style:parent-style-name="Text_20_body">
      <style:text-properties officeooo:rsid="0023dc9b" officeooo:paragraph-rsid="0024e145"/>
    </style:style>
    <style:style style:name="P25" style:family="paragraph" style:parent-style-name="Text_20_body">
      <style:text-properties officeooo:rsid="0024e145" officeooo:paragraph-rsid="0024e145"/>
    </style:style>
    <style:style style:name="P26" style:family="paragraph" style:parent-style-name="Text_20_body">
      <style:text-properties officeooo:rsid="0026e081" officeooo:paragraph-rsid="0026e081"/>
    </style:style>
    <style:style style:name="P27" style:family="paragraph" style:parent-style-name="Text_20_body">
      <style:text-properties officeooo:rsid="002805e1" officeooo:paragraph-rsid="002805e1"/>
    </style:style>
    <style:style style:name="P28" style:family="paragraph" style:parent-style-name="Text_20_body" style:list-style-name="L1">
      <style:text-properties officeooo:rsid="002805e1" officeooo:paragraph-rsid="002805e1"/>
    </style:style>
    <style:style style:name="P29" style:family="paragraph" style:parent-style-name="Text_20_body" style:list-style-name="L1">
      <style:text-properties officeooo:rsid="00282679" officeooo:paragraph-rsid="00282679"/>
    </style:style>
    <style:style style:name="P30" style:family="paragraph" style:parent-style-name="Text_20_body" style:list-style-name="L2">
      <style:text-properties officeooo:rsid="00282679" officeooo:paragraph-rsid="00282679"/>
    </style:style>
    <style:style style:name="P31" style:family="paragraph" style:parent-style-name="Text_20_body" style:list-style-name="L2">
      <style:text-properties officeooo:rsid="00282679" officeooo:paragraph-rsid="002df33d"/>
    </style:style>
    <style:style style:name="P32" style:family="paragraph" style:parent-style-name="Text_20_body" style:list-style-name="L2">
      <style:text-properties officeooo:rsid="002905da" officeooo:paragraph-rsid="002905da"/>
    </style:style>
    <style:style style:name="P33" style:family="paragraph" style:parent-style-name="Text_20_body" style:list-style-name="L3">
      <style:text-properties officeooo:rsid="0029c9bb" officeooo:paragraph-rsid="0029c9bb"/>
    </style:style>
    <style:style style:name="P34" style:family="paragraph" style:parent-style-name="Text_20_body">
      <style:text-properties fo:font-weight="bold" officeooo:rsid="002805e1" officeooo:paragraph-rsid="002805e1" style:font-weight-asian="bold" style:font-weight-complex="bold"/>
    </style:style>
    <style:style style:name="P35" style:family="paragraph" style:parent-style-name="Text_20_body">
      <style:text-properties fo:font-weight="bold" officeooo:rsid="00282679" officeooo:paragraph-rsid="00282679" style:font-weight-asian="bold" style:font-weight-complex="bold"/>
    </style:style>
    <style:style style:name="P36" style:family="paragraph" style:parent-style-name="Text_20_body">
      <style:text-properties fo:font-weight="bold" officeooo:rsid="0029c9bb" officeooo:paragraph-rsid="0029c9bb" style:font-weight-asian="bold" style:font-weight-complex="bold"/>
    </style:style>
    <style:style style:name="P37" style:family="paragraph" style:parent-style-name="Text_20_body" style:list-style-name="L1">
      <style:text-properties officeooo:rsid="002c7548" officeooo:paragraph-rsid="002c7548"/>
    </style:style>
    <style:style style:name="P38" style:family="paragraph" style:parent-style-name="Text_20_body" style:list-style-name="L1">
      <style:text-properties officeooo:rsid="002f21ab" officeooo:paragraph-rsid="002f21ab"/>
    </style:style>
    <style:style style:name="P39" style:family="paragraph" style:parent-style-name="Heading">
      <style:text-properties officeooo:rsid="001e186d" officeooo:paragraph-rsid="00282679"/>
    </style:style>
    <style:style style:name="P40" style:family="paragraph" style:parent-style-name="Heading_20_1">
      <style:text-properties officeooo:rsid="001ab578" officeooo:paragraph-rsid="001ab578"/>
    </style:style>
    <style:style style:name="P41" style:family="paragraph" style:parent-style-name="Heading_20_1">
      <style:text-properties officeooo:rsid="0029ec92" officeooo:paragraph-rsid="0029ec92"/>
    </style:style>
    <style:style style:name="P42" style:family="paragraph" style:parent-style-name="Heading_20_2">
      <style:text-properties officeooo:rsid="001ab578" officeooo:paragraph-rsid="001ab578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officeooo:rsid="001e186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e186d"/>
    </style:style>
    <style:style style:name="T5" style:family="text">
      <style:text-properties officeooo:rsid="00203883"/>
    </style:style>
    <style:style style:name="T6" style:family="text">
      <style:text-properties officeooo:rsid="002153ca"/>
    </style:style>
    <style:style style:name="T7" style:family="text">
      <style:text-properties officeooo:rsid="0023dc9b"/>
    </style:style>
    <style:style style:name="T8" style:family="text">
      <style:text-properties officeooo:rsid="0024e145"/>
    </style:style>
    <style:style style:name="T9" style:family="text">
      <style:text-properties officeooo:rsid="0026e081"/>
    </style:style>
    <style:style style:name="T10" style:family="text">
      <style:text-properties officeooo:rsid="0027e333"/>
    </style:style>
    <style:style style:name="T11" style:family="text">
      <style:text-properties officeooo:rsid="00282679"/>
    </style:style>
    <style:style style:name="T12" style:family="text">
      <style:text-properties officeooo:rsid="002905da"/>
    </style:style>
    <style:style style:name="T13" style:family="text">
      <style:text-properties style:font-name="Bitstream Vera Sans Mono"/>
    </style:style>
    <style:style style:name="T14" style:family="text">
      <style:text-properties style:font-name="Bitstream Vera Sans Mono" officeooo:rsid="0029c9bb"/>
    </style:style>
    <style:style style:name="T15" style:family="text">
      <style:text-properties officeooo:rsid="0029c9bb"/>
    </style:style>
    <style:style style:name="T16" style:family="text">
      <style:text-properties officeooo:rsid="0029ec92"/>
    </style:style>
    <style:style style:name="T17" style:family="text">
      <style:text-properties officeooo:rsid="002b096a"/>
    </style:style>
    <style:style style:name="T18" style:family="text">
      <style:text-properties officeooo:rsid="002c7548"/>
    </style:style>
    <style:style style:name="T19" style:family="text">
      <style:text-properties officeooo:rsid="002d7e8e"/>
    </style:style>
    <style:style style:name="T20" style:family="text">
      <style:text-properties officeooo:rsid="002df33d"/>
    </style:style>
    <style:style style:name="T21" style:family="text">
      <style:text-properties officeooo:rsid="00303373"/>
    </style:style>
    <style:style style:name="T22" style:family="text">
      <style:text-properties officeooo:rsid="003107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uto ACE</text:p>
      <text:p text:style-name="P4">A 65C02 SBC by Johan Groth</text:p>
      <text:h text:style-name="Heading_20_2" text:outline-level="2">Introduction</text:h>
      <text:p text:style-name="P24"><text:span text:style-name="T12">This is m</text:span>y first SBC project which is based on <text:span text:style-name="T12">a </text:span>65C02 MPU. I got inspired building my own computer by finding a paper I wrote in collage about <text:span text:style-name="T9">3</text:span>5 years ago with pretty much the same idea, build <text:span text:style-name="T12">a computer from scratch</text:span>. That work was in turn based on my experiences with my still favourite computer, the Commodore 64 (still got one, now with a 60GB hard drive, thanks to the IDE64 project <text:span text:style-name="T8">and an REU thanks to the 1541 Ultimate II+ project</text:span>). </text:p>
      <text:p text:style-name="P24">Back then I didn't have the resources (<text:span text:style-name="T8">regulated power supply, </text:span>oscil<text:span text:style-name="T8">loscope, soldering station, a high quality multi meter, etc) and definitely not the money to build one so the paper became a theoretical computer I never built. Now, 35 years later I actually got the resources needed to build one and to my surprise the 65C02 is still in production (thank you WDC) together with the most common support/io chips, the VIA 65C22 and the ACIA 65C51. Add some static RAM and an EEPROM and you got a computer that can interface with the world through the VIA and be controlled over the serial line via the ACIA. </text:span></text:p>
      <text:p text:style-name="P25">Another inspiration <text:span text:style-name="T22">is</text:span> a little know<text:span text:style-name="T9">n</text:span> computer that saw the light <text:span text:style-name="T22">of day </text:span>in early <text:span text:style-name="T10">e</text:span>ighties called the Jupiter ACE. It had the capabilities of a ZX-81, if not less but you didn't need a hammer and <text:span text:style-name="T12">a </text:span>chisel to type anything as it had a rubber membrane keyboard like the ZX Spectrum. What was special with the Jupiter ACE compared to the rest of all 8-bit computer from the eighties was that it didn't use BASIC as <text:span text:style-name="T22">its</text:span> OS, but Forth. <text:span text:style-name="T9">That intrigued me a lot back then but all my friends had a Commodore 64 so I got one as well. </text:span></text:p>
      <text:p text:style-name="P26">My original Commodore 64 is long gone, so I bought one from Ebay <text:span text:style-name="T22">and it</text:span> works just fine <text:span text:style-name="T12">and IMHO</text:span> with the IDE64 interface and a modern hard drive <text:span text:style-name="T12">it is a nice computer system</text:span>. It didn't come with any software though (not that I wanted any) so I had to search the internet for assemblers, tools and some games and while doing that I stumbled on the web-site <text:a xlink:type="simple" xlink:href="http://6502.org/" text:style-name="Internet_20_link" text:visited-style-name="Visited_20_Internet_20_Link">http://6502.org/</text:a> which has forums about SBCs, 6502 assembler routines etc, and <text:span text:style-name="T10">a </text:span>Forth forum. </text:p>
      <text:p text:style-name="P26">So I thought, why not build something <text:span text:style-name="T21">similar to the </text:span>Jupiter ACE computer. Same MPU, better I/O, more memory, a serial interface, no video though as I don't know anything about video, so <text:span text:style-name="T21">for this project</text:span> composite <text:span text:style-name="T16">video</text:span> <text:span text:style-name="T16">or</text:span> CGA (half VGA) <text:span text:style-name="T12">is </text:span>out <text:span text:style-name="T12">of </text:span>scope from the very beginning. <text:span text:style-name="T16">So I started to research how the Jupiter ACE works and found a big snag. The Jupiter ACE is based on a Z80 MPU and I know nothing about that MPU and learning a new hardware architecture is too much of a hassle. So I decided to build an SBC based on a 65C02 and using Forth as it's OS.</text:span></text:p>
      <text:p text:style-name="P27">Ambitious, yes!</text:p>
      <text:p text:style-name="P27">Impossible, no!</text:p>
      <text:h text:style-name="Heading_20_1" text:outline-level="1"><text:soft-page-break/>Goals <text:span text:style-name="T18">and hardware decisions</text:span></text:h>
      <text:p text:style-name="P34"><text:span text:style-name="T11">H</text:span>ardware:</text:p>
      <text:list xml:id="list6889007842842686544" text:style-name="L1">
        <text:list-item>
          <text:p text:style-name="P28">An WDC65C02</text:p>
        </text:list-item>
        <text:list-item>
          <text:p text:style-name="P28">An ACIA (I chose <text:span text:style-name="T15">the </text:span>R6551 as the WDC65C51 has a hardware bug rendering it useless, <text:span text:style-name="T15">as of </text:span>writing 29/09/2016 so it might have been fixed) </text:p>
        </text:list-item>
        <text:list-item>
          <text:p text:style-name="P28">Two VIA WDC65C21</text:p>
        </text:list-item>
        <text:list-item>
          <text:p text:style-name="P29">32KB of RAM</text:p>
        </text:list-item>
        <text:list-item>
          <text:p text:style-name="P29">32KB of ROM</text:p>
        </text:list-item>
        <text:list-item>
          <text:p text:style-name="P29">16-bit IDE interface <text:span text:style-name="T21">(no clue yet how to make one)</text:span></text:p>
        </text:list-item>
        <text:list-item>
          <text:p text:style-name="P37">Backplane (passive, active, don't know. To be honest I don't know the difference). </text:p>
        </text:list-item>
        <text:list-item>
          <text:p text:style-name="P38">Box to house it. Must be something retro, like a radio from the forties (inspired by the Veronica project).</text:p>
        </text:list-item>
      </text:list>
      <text:p text:style-name="P35">Software:</text:p>
      <text:list xml:id="list8667752749808705757" text:style-name="L2">
        <text:list-item>
          <text:p text:style-name="P30">Forth (figForth, DurexForth, don't know yet) with an integrated full screen editor over serial line, <text:span text:style-name="T12">so a fully compliant VT100 terminal that can render </text:span>Escape sequences <text:span text:style-name="T12">will be a requirement.</text:span></text:p>
        </text:list-item>
        <text:list-item>
          <text:p text:style-name="P32">PLUTO OS which will use Forth, <text:span text:style-name="T15">so for example,</text:span> creating <text:span text:style-name="T19">multiple</text:span> director<text:span text:style-name="T19">ies</text:span> will be something like <text:span text:style-name="T13">“</text:span><text:span text:style-name="T14">dir1/dir2/dir3” mkdir</text:span>.</text:p>
        </text:list-item>
        <text:list-item>
          <text:p text:style-name="P31">CFS which is the file system IDEDOS project <text:span text:style-name="T15">has created</text:span>. Right now it is bespoke <text:span text:style-name="T20">to</text:span> the IDE64 project but the software is GPL so <text:span text:style-name="T15">anyone can use </text:span>it <text:span text:style-name="T15">and it </text:span>should be possible to adapt it to another hardware platform. <text:span text:style-name="T19">I want it so I can exchange files between the PLUTO system and the C64.</text:span></text:p>
        </text:list-item>
      </text:list>
      <text:p text:style-name="P36">Personal:</text:p>
      <text:list xml:id="list6194394327664278367" text:style-name="L3">
        <text:list-item>
          <text:p text:style-name="P33"><text:span text:style-name="T17">Learn a</text:span> lot more about digital electronics (in some areas relearn what I once knew).</text:p>
        </text:list-item>
        <text:list-item>
          <text:p text:style-name="P33">KiCad <text:span text:style-name="T16">because it is free and a Linux version exists.</text:span></text:p>
        </text:list-item>
        <text:list-item>
          <text:p text:style-name="P33">65C02 assembly (I've forgotten too much from my Commodore 64 days).</text:p>
        </text:list-item>
      </text:list>
      <text:h text:style-name="P41" text:outline-level="1">Architecture</text:h>
      <text:p text:style-name="P39">Memory map PLUTO <text:span text:style-name="T7">(Thank you Daryl Rictor for the decoding logic!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2">Start</text:p>
            </table:table-cell>
            <table:table-cell table:style-name="Table2.A1" office:value-type="string">
              <text:p text:style-name="P22">End</text:p>
            </table:table-cell>
            <table:table-cell table:style-name="Table2.C1" office:value-type="string">
              <text:p text:style-name="P22">Description</text:p>
            </table:table-cell>
          </table:table-row>
        </table:table-header-rows>
        <table:table-row>
          <table:table-cell table:style-name="Table2.A2" office:value-type="string">
            <text:p text:style-name="P12"><text:span text:style-name="T4">$</text:span><text:span text:style-name="T3">0000</text:span></text:p>
          </table:table-cell>
          <table:table-cell table:style-name="Table2.A2" office:value-type="string">
            <text:p text:style-name="P9"><text:span text:style-name="T2">$</text:span>7EFF</text:p>
          </table:table-cell>
          <table:table-cell table:style-name="Table2.C2" office:value-type="string">
            <text:p text:style-name="P11">RAM (32K minus 256 bytes)</text:p>
          </table:table-cell>
        </table:table-row>
        <table:table-row>
          <table:table-cell table:style-name="Table2.A2" office:value-type="string">
            <text:p text:style-name="P8"><text:span text:style-name="T2">$7</text:span>F00</text:p>
          </table:table-cell>
          <table:table-cell table:style-name="Table2.A2" office:value-type="string">
            <text:p text:style-name="P17">$7F4F</text:p>
          </table:table-cell>
          <table:table-cell table:style-name="Table2.C2" office:value-type="string">
            <text:p text:style-name="P10">Five unused decoded I/O Blocks (16 bytes each)</text:p>
          </table:table-cell>
        </table:table-row>
        <text:soft-page-break/>
        <table:table-row>
          <table:table-cell table:style-name="Table2.A2" office:value-type="string">
            <text:p text:style-name="P8"><text:span text:style-name="T2">$</text:span>7F50</text:p>
          </table:table-cell>
          <table:table-cell table:style-name="Table2.A2" office:value-type="string">
            <text:p text:style-name="P8"><text:span text:style-name="T2">$</text:span>7F5F</text:p>
          </table:table-cell>
          <table:table-cell table:style-name="Table2.C2" office:value-type="string">
            <text:p text:style-name="P10">VIA1 (16 bytes)</text:p>
          </table:table-cell>
        </table:table-row>
        <table:table-row>
          <table:table-cell table:style-name="Table2.A2" office:value-type="string">
            <text:p text:style-name="P8"><text:span text:style-name="T2">$</text:span>7F60</text:p>
          </table:table-cell>
          <table:table-cell table:style-name="Table2.A2" office:value-type="string">
            <text:p text:style-name="P8"><text:span text:style-name="T2">$</text:span>7F6F</text:p>
          </table:table-cell>
          <table:table-cell table:style-name="Table2.C2" office:value-type="string">
            <text:p text:style-name="P10">VIA2 (16 bytes)</text:p>
          </table:table-cell>
        </table:table-row>
        <table:table-row>
          <table:table-cell table:style-name="Table2.A2" office:value-type="string">
            <text:p text:style-name="P8"><text:span text:style-name="T2">$</text:span>7F70</text:p>
          </table:table-cell>
          <table:table-cell table:style-name="Table2.A2" office:value-type="string">
            <text:p text:style-name="P8"><text:span text:style-name="T2">$</text:span>7F7F</text:p>
          </table:table-cell>
          <table:table-cell table:style-name="Table2.C2" office:value-type="string">
            <text:p text:style-name="P10"><text:span text:style-name="T6">ACIA</text:span> (16 bytes)</text:p>
          </table:table-cell>
        </table:table-row>
        <table:table-row>
          <table:table-cell table:style-name="Table2.A2" office:value-type="string">
            <text:p text:style-name="P8"><text:span text:style-name="T2">$</text:span>7F80</text:p>
          </table:table-cell>
          <table:table-cell table:style-name="Table2.A2" office:value-type="string">
            <text:p text:style-name="P8"><text:span text:style-name="T2">$</text:span>7FFF</text:p>
          </table:table-cell>
          <table:table-cell table:style-name="Table2.C2" office:value-type="string">
            <text:p text:style-name="P10">undecoded I/O blocks (128 bytes)</text:p>
          </table:table-cell>
        </table:table-row>
        <table:table-row>
          <table:table-cell table:style-name="Table2.A2" office:value-type="string">
            <text:p text:style-name="P6"><text:span text:style-name="T2">$</text:span>8000</text:p>
          </table:table-cell>
          <table:table-cell table:style-name="Table2.A2" office:value-type="string">
            <text:p text:style-name="P6"><text:span text:style-name="T2">$</text:span>FFFF</text:p>
          </table:table-cell>
          <table:table-cell table:style-name="Table2.C2" office:value-type="string">
            <text:p text:style-name="P7"><text:span text:style-name="T2">E</text:span>EPROM (32K)</text:p>
          </table:table-cell>
        </table:table-row>
      </table:table>
      <text:p text:style-name="P2"/>
      <text:p text:style-name="P13">Memory map ACIA</text:p>
      <table:table table:name="ACIAmemoryMap" table:style-name="ACIAmemoryMap">
        <table:table-column table:style-name="ACIAmemoryMap.A"/>
        <table:table-column table:style-name="ACIAmemoryMap.B"/>
        <table:table-column table:style-name="ACIAmemoryMap.C"/>
        <table:table-column table:style-name="ACIAmemoryMap.D"/>
        <table:table-column table:style-name="ACIAmemoryMap.E"/>
        <table:table-header-rows>
          <table:table-row>
            <table:table-cell table:style-name="ACIAmemoryMap.A1" office:value-type="string">
              <text:p text:style-name="P21">RS1</text:p>
            </table:table-cell>
            <table:table-cell table:style-name="ACIAmemoryMap.A1" office:value-type="string">
              <text:p text:style-name="P21">RS0</text:p>
            </table:table-cell>
            <table:table-cell table:style-name="ACIAmemoryMap.A1" office:value-type="string">
              <text:p text:style-name="P21">R/<text:span text:style-name="T1">W</text:span></text:p>
            </table:table-cell>
            <table:table-cell table:style-name="ACIAmemoryMap.A1" office:value-type="string">
              <text:p text:style-name="P21">Memory Position</text:p>
            </table:table-cell>
            <table:table-cell table:style-name="ACIAmemoryMap.E1" office:value-type="string">
              <text:p text:style-name="P21">Description</text:p>
            </table:table-cell>
          </table:table-row>
        </table:table-header-rows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0</text:p>
          </table:table-cell>
          <table:table-cell table:style-name="ACIAmemoryMap.E2" office:value-type="string">
            <text:p text:style-name="P16">TxD</text:p>
          </table:table-cell>
        </table:table-row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0</text:p>
          </table:table-cell>
          <table:table-cell table:style-name="ACIAmemoryMap.E2" office:value-type="string">
            <text:p text:style-name="P16">RxD</text:p>
          </table:table-cell>
        </table:table-row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1</text:p>
          </table:table-cell>
          <table:table-cell table:style-name="ACIAmemoryMap.E2" office:value-type="string">
            <text:p text:style-name="P16">Programmed Reset</text:p>
          </table:table-cell>
        </table:table-row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1</text:p>
          </table:table-cell>
          <table:table-cell table:style-name="ACIAmemoryMap.E2" office:value-type="string">
            <text:p text:style-name="P16">Read Status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2</text:p>
          </table:table-cell>
          <table:table-cell table:style-name="ACIAmemoryMap.E2" office:value-type="string">
            <text:p text:style-name="P16">Write Command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2</text:p>
          </table:table-cell>
          <table:table-cell table:style-name="ACIAmemoryMap.E2" office:value-type="string">
            <text:p text:style-name="P16">Read Command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3</text:p>
          </table:table-cell>
          <table:table-cell table:style-name="ACIAmemoryMap.E2" office:value-type="string">
            <text:p text:style-name="P16">Write Control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3</text:p>
          </table:table-cell>
          <table:table-cell table:style-name="ACIAmemoryMap.E2" office:value-type="string">
            <text:p text:style-name="P16">Read Control Register</text:p>
          </table:table-cell>
        </table:table-row>
      </table:table>
      <text:p text:style-name="P14">RS-232 pin lay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3">Signal abbreviation</text:p>
            </table:table-cell>
            <table:table-cell table:style-name="Table1.A1" office:value-type="string">
              <text:p text:style-name="P23">Meaning</text:p>
            </table:table-cell>
            <table:table-cell table:style-name="Table1.A1" office:value-type="string">
              <text:p text:style-name="P23">Signal direction at DTE UART</text:p>
            </table:table-cell>
            <table:table-cell table:style-name="Table1.A1" office:value-type="string">
              <text:p text:style-name="P23">Logic</text:p>
            </table:table-cell>
            <table:table-cell table:style-name="Table1.A1" office:value-type="string">
              <text:p text:style-name="P23">DB-9 pin number (standard)</text:p>
            </table:table-cell>
            <table:table-cell table:style-name="Table1.F1" office:value-type="string">
              <text:p text:style-name="P23">R6551 (DIP) pin</text:p>
            </table:table-cell>
          </table:table-row>
        </table:table-header-rows>
        <table:table-row>
          <table:table-cell table:style-name="Table1.A2" office:value-type="string">
            <text:p text:style-name="P19">GND</text:p>
          </table:table-cell>
          <table:table-cell table:style-name="Table1.A2" office:value-type="string">
            <text:p text:style-name="P18">Signal grou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5</text:p>
          </table:table-cell>
          <table:table-cell table:style-name="Table1.F2" office:value-type="string">
            <text:p text:style-name="P19">1</text:p>
          </table:table-cell>
        </table:table-row>
        <table:table-row>
          <table:table-cell table:style-name="Table1.A2" office:value-type="string">
            <text:p text:style-name="P19">T<text:span text:style-name="T5">x</text:span>D</text:p>
          </table:table-cell>
          <table:table-cell table:style-name="Table1.A2" office:value-type="string">
            <text:p text:style-name="P18">Transmitted data</text:p>
          </table:table-cell>
          <table:table-cell table:style-name="Table1.A2" office:value-type="string">
            <text:p text:style-name="P18">Output</text:p>
          </table:table-cell>
          <table:table-cell table:style-name="Table1.A2" office:value-type="string">
            <text:p text:style-name="P18">Positive</text:p>
          </table:table-cell>
          <table:table-cell table:style-name="Table1.A2" office:value-type="string">
            <text:p text:style-name="P19">3</text:p>
          </table:table-cell>
          <table:table-cell table:style-name="Table1.F2" office:value-type="string">
            <text:p text:style-name="P19">10</text:p>
          </table:table-cell>
        </table:table-row>
        <table:table-row>
          <table:table-cell table:style-name="Table1.A2" office:value-type="string">
            <text:p text:style-name="P19">R<text:span text:style-name="T5">x</text:span>D</text:p>
          </table:table-cell>
          <table:table-cell table:style-name="Table1.A2" office:value-type="string">
            <text:p text:style-name="P18">Received data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Positive</text:p>
          </table:table-cell>
          <table:table-cell table:style-name="Table1.A2" office:value-type="string">
            <text:p text:style-name="P19">2</text:p>
          </table:table-cell>
          <table:table-cell table:style-name="Table1.F2" office:value-type="string">
            <text:p text:style-name="P19">12</text:p>
          </table:table-cell>
        </table:table-row>
        <table:table-row>
          <table:table-cell table:style-name="Table1.A2" office:value-type="string">
            <text:p text:style-name="P20">RTS</text:p>
          </table:table-cell>
          <table:table-cell table:style-name="Table1.A2" office:value-type="string">
            <text:p text:style-name="P18">Request to send</text:p>
          </table:table-cell>
          <table:table-cell table:style-name="Table1.A2" office:value-type="string">
            <text:p text:style-name="P18">Out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7</text:p>
          </table:table-cell>
          <table:table-cell table:style-name="Table1.F2" office:value-type="string">
            <text:p text:style-name="P19">8</text:p>
          </table:table-cell>
        </table:table-row>
        <table:table-row>
          <table:table-cell table:style-name="Table1.A2" office:value-type="string">
            <text:p text:style-name="P20">CTS</text:p>
          </table:table-cell>
          <table:table-cell table:style-name="Table1.A2" office:value-type="string">
            <text:p text:style-name="P18">Clear to send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8</text:p>
          </table:table-cell>
          <table:table-cell table:style-name="Table1.F2" office:value-type="string">
            <text:p text:style-name="P19">9</text:p>
          </table:table-cell>
        </table:table-row>
        <table:table-row>
          <table:table-cell table:style-name="Table1.A2" office:value-type="string">
            <text:p text:style-name="P20">DTR</text:p>
          </table:table-cell>
          <table:table-cell table:style-name="Table1.A2" office:value-type="string">
            <text:p text:style-name="P18">Data terminal ready</text:p>
          </table:table-cell>
          <table:table-cell table:style-name="Table1.A2" office:value-type="string">
            <text:p text:style-name="P18">Out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4</text:p>
          </table:table-cell>
          <table:table-cell table:style-name="Table1.F2" office:value-type="string">
            <text:p text:style-name="P19">11</text:p>
          </table:table-cell>
        </table:table-row>
        <table:table-row>
          <table:table-cell table:style-name="Table1.A2" office:value-type="string">
            <text:p text:style-name="P20">DSR</text:p>
          </table:table-cell>
          <table:table-cell table:style-name="Table1.A2" office:value-type="string">
            <text:p text:style-name="P18">Data set ready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6</text:p>
          </table:table-cell>
          <table:table-cell table:style-name="Table1.F2" office:value-type="string">
            <text:p text:style-name="P19">17</text:p>
          </table:table-cell>
        </table:table-row>
        <table:table-row>
          <table:table-cell table:style-name="Table1.A2" office:value-type="string">
            <text:p text:style-name="P20">DCD</text:p>
          </table:table-cell>
          <table:table-cell table:style-name="Table1.A2" office:value-type="string">
            <text:p text:style-name="P18">Data carrier detect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1</text:p>
          </table:table-cell>
          <table:table-cell table:style-name="Table1.F2" office:value-type="string">
            <text:p text:style-name="P19">16</text:p>
          </table:table-cell>
        </table:table-row>
      </table:table>
      <text:p text:style-name="P3"/>
      <text:h text:style-name="P40" text:outline-level="1"><text:soft-page-break/>Schematics</text:h>
      <text:h text:style-name="P40" text:outline-level="1">Construction</text:h>
      <text:h text:style-name="P42" text:outline-level="2">PCB</text:h>
      <text:h text:style-name="P42" text:outline-level="2">Mechanical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Times New Roman" svg:font-family="'Times New Roman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Groth</meta:initial-creator>
    <meta:creation-date>2016-09-14T00:21:19.225642986</meta:creation-date>
    <dc:date>2016-09-29T23:17:25.483855298</dc:date>
    <dc:creator>Johan Groth</dc:creator>
    <meta:editing-duration>P4DT20H19M30S</meta:editing-duration>
    <meta:editing-cycles>20</meta:editing-cycles>
    <meta:generator>LibreOffice/5.0.3.2$Linux_X86_64 LibreOffice_project/00m0$Build-2</meta:generator>
    <meta:document-statistic meta:table-count="3" meta:image-count="0" meta:object-count="0" meta:page-count="4" meta:paragraph-count="157" meta:word-count="941" meta:character-count="4947" meta:non-whitespace-character-count="4171"/>
  </office:meta>
</office:document-meta>
</file>